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 style:text-align-source="fix" style:repeat-content="false" fo:border="0.06pt solid #000000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glyph-orientation-vertical="0" fo:background-color="#8d1d75" style:text-align-source="fix" style:repeat-content="false" fo:border="0.06pt solid #000000" style:direction="ltr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order-bottom="0.06pt solid #000000" fo:background-color="#dedc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dedc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0 – 9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/</text:p>
          </table:table-cell>
          <table:table-cell table:style-name="ce6"/>
        </table:table-row>
        <table:table-row table:style-name="ro1">
          <table:table-cell office:value-type="string" calcext:value-type="string">
            <text:p>-&gt; q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-</text:p>
          </table:table-cell>
          <table:table-cell/>
          <table:table-cell table:style-name="ce6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q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2" office:value-type="string" calcext:value-type="string">
            <text:p>q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string" calcext:value-type="string">
            <text:p>q1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q13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16</text:p>
          </table:table-cell>
          <table:table-cell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16</text:p>
          </table:table-cell>
          <table:table-cell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16</text:p>
          </table:table-cell>
          <table:table-cell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q17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q18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*q18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6:30:27.830706745</meta:creation-date>
    <dc:date>2022-09-17T16:49:30.715352594</dc:date>
    <meta:editing-duration>PT8M52S</meta:editing-duration>
    <meta:editing-cycles>2</meta:editing-cycles>
    <meta:generator>LibreOffice/6.4.7.2$Linux_X86_64 LibreOffice_project/40$Build-2</meta:generator>
    <meta:document-statistic meta:table-count="1" meta:cell-count="78" meta:object-count="0"/>
  </office:meta>
</office:document-meta>
</file>